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paragraph-rsid="000c7245"/>
    </style:style>
    <style:style style:name="P3" style:family="paragraph" style:parent-style-name="Standard">
      <style:paragraph-properties fo:break-before="column"/>
    </style:style>
    <style:style style:name="P4" style:family="paragraph" style:parent-style-name="Standard">
      <style:paragraph-properties fo:break-before="column"/>
      <style:text-properties officeooo:rsid="000c7245" officeooo:paragraph-rsid="000c7245"/>
    </style:style>
    <style:style style:name="P5" style:family="paragraph" style:parent-style-name="Standard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break-before="page"/>
      <style:text-properties officeooo:rsid="000c7245" officeooo:paragraph-rsid="000c7245"/>
    </style:style>
    <style:style style:name="P7" style:family="paragraph" style:parent-style-name="Standard">
      <style:paragraph-properties fo:margin-left="0cm" fo:margin-right="0cm" fo:text-indent="1.249cm" style:auto-text-indent="false"/>
    </style:style>
    <style:style style:name="P8" style:family="paragraph" style:parent-style-name="Standard">
      <style:paragraph-properties fo:margin-left="0cm" fo:margin-right="0cm" fo:text-indent="1.249cm" style:auto-text-indent="false"/>
    </style:style>
    <style:style style:name="P9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7245" style:font-weight-asian="bold" style:font-weight-complex="bold"/>
    </style:style>
    <style:style style:name="T3" style:family="text">
      <style:text-properties officeooo:rsid="000c72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Êcas:</text:p>
      <text:p text:style-name="Standard"><text:tab/>Mapa (carta topográfica)</text:p>
      <text:p text:style-name="Standard"><text:tab/>Lanterna Pequena + pilha</text:p>
      <text:p text:style-name="Standard"><text:tab/>Lanterna Grande + pilha</text:p>
      <text:p text:style-name="Standard"><text:tab/>Bússola</text:p>
      <text:p text:style-name="Standard"><text:tab/>Máq. Foto. + pilha</text:p>
      <text:p text:style-name="Standard"><text:tab/>Binóculo</text:p>
      <text:p text:style-name="Standard"><text:tab/>Cantil</text:p>
      <text:p text:style-name="Standard"><text:tab/>Caneta + bloco</text:p>
      <text:p text:style-name="Standard"><text:tab/>Cordinha</text:p>
      <text:p text:style-name="Standard"><text:tab/>Mochila <text:span text:style-name="T3">pequena</text:span></text:p>
      <text:p text:style-name="Standard"><text:tab/>Polchete</text:p>
      <text:p text:style-name="Standard"><text:tab/>Isquero</text:p>
      <text:p text:style-name="Standard"><text:tab/>Vela “Cometa” = 5h</text:p>
      <text:p text:style-name="Standard"><text:tab/>Saco Plástico</text:p>
      <text:p text:style-name="Standard"><text:tab/>Estensor</text:p>
      <text:p text:style-name="Standard"><text:tab/>Ficha <text:span text:style-name="T3">(cartao)</text:span> Telephônica</text:p>
      <text:p text:style-name="Standard"><text:tab/>Canivete</text:p>
      <text:p text:style-name="Standard"><text:tab/>Cortador de Unha</text:p>
      <text:p text:style-name="Standard"><text:tab/>Good Nigh</text:p>
      <text:p text:style-name="Standard"><text:tab/>MatInsect + Refil</text:p>
      <text:p text:style-name="Standard"><text:tab/>Facão</text:p>
      <text:p text:style-name="Standard">Remédio:</text:p>
      <text:p text:style-name="Standard"><text:tab/>Pantelmin (1 comp. 2x dia - 3 dias)</text:p>
      <text:p text:style-name="Standard"><text:tab/>Bandaid</text:p>
      <text:p text:style-name="Standard"><text:tab/>Neomicina</text:p>
      <text:p text:style-name="Standard"><text:tab/>Mentiolate</text:p>
      <text:p text:style-name="Standard"><text:tab/>Daktrin</text:p>
      <text:p text:style-name="Standard"><text:tab/>Esparadrapo</text:p>
      <text:p text:style-name="Standard"><text:tab/>Pildra de Cloro</text:p>
      <text:p text:style-name="Standard"><text:tab/>PenVoral</text:p>
      <text:p text:style-name="Standard"><text:tab/>Hipoglós</text:p>
      <text:p text:style-name="Standard"><text:tab/>Agúlia + Pinça</text:p>
      <text:p text:style-name="Standard"><text:tab/>Posinho Anaseptil</text:p>
      <text:p text:style-name="Standard"><text:tab/>Repelente de Mosquitos</text:p>
      <text:p text:style-name="Standard"><text:tab/>Fio dental</text:p>
      <text:p text:style-name="Standard">Higiene:</text:p>
      <text:p text:style-name="Standard"><text:tab/>Papel Higienico</text:p>
      <text:p text:style-name="Standard"><text:tab/>Escova de Dente + Pasta</text:p>
      <text:p text:style-name="Standard"><text:tab/>Barbeador + Lâminas</text:p>
      <text:p text:style-name="Standard"><text:tab/>Creme + Pincel</text:p>
      <text:p text:style-name="Standard"><text:tab/>Pente</text:p>
      <text:p text:style-name="Standard"><text:tab/>Desodora</text:p>
      <text:p text:style-name="Standard"><text:tab/>Sabonete</text:p>
      <text:p text:style-name="Standard"><text:tab/>Xampoo</text:p>
      <text:p text:style-name="Standard"><text:tab/><text:span text:style-name="T3">Protetor Solar</text:span></text:p>
      <text:p text:style-name="Standard"><text:tab/>Tesoura + Alicate</text:p>
      <text:p text:style-name="Standard"><text:tab/>Tampão de ouvido</text:p>
      <text:p text:style-name="Standard"><text:tab/><text:span text:style-name="T3">Camisinha</text:span></text:p>
      <text:p text:style-name="P3">Comida:</text:p>
      <text:p text:style-name="Standard"><text:tab/>Leite Moça</text:p>
      <text:p text:style-name="Standard"><text:tab/>Muesly</text:p>
      <text:p text:style-name="Standard"><text:tab/>Mumú</text:p>
      <text:p text:style-name="Standard"><text:tab/>Salame Perdigão</text:p>
      <text:p text:style-name="Standard"><text:tab/>Sopão</text:p>
      <text:p text:style-name="Standard"><text:tab/>Carretero</text:p>
      <text:p text:style-name="Standard"><text:tab/>Capelete</text:p>
      <text:p text:style-name="Standard"><text:tab/>Miojo</text:p>
      <text:p text:style-name="Standard"><text:tab/>Bolacha</text:p>
      <text:p text:style-name="Standard"><text:tab/>Sal + Azeite</text:p>
      <text:p text:style-name="Standard"><text:tab/>Bala + Mariola</text:p>
      <text:p text:style-name="Standard"><text:tab/>Pastelina</text:p>
      <text:p text:style-name="Standard"><text:tab/>Leite em Pó</text:p>
      <text:p text:style-name="Standard"><text:tab/>Nescau</text:p>
      <text:p text:style-name="Standard"><text:tab/>Germen de Trigo</text:p>
      <text:p text:style-name="Standard"><text:tab/>Cenoura</text:p>
      <text:p text:style-name="Standard"><text:tab/>Pão</text:p>
      <text:p text:style-name="Standard">Barraca:</text:p>
      <text:p text:style-name="Standard"><text:tab/>Barraca</text:p>
      <text:p text:style-name="Standard"><text:tab/>Plástico 3x2m</text:p>
      <text:p text:style-name="Standard"><text:tab/>Saco de Dormir</text:p>
      <text:p text:style-name="Standard"><text:tab/>Lensol</text:p>
      <text:p text:style-name="Standard"><text:tab/>Cobertor</text:p>
      <text:p text:style-name="Standard"><text:tab/>Isolante Térmico</text:p>
      <text:p text:style-name="Standard"><text:tab/>Toalha</text:p>
      <text:p text:style-name="Standard"><text:tab/>Colchonete</text:p>
      <text:p text:style-name="Standard"><text:tab/>Saco de Bivaque</text:p>
      <text:p text:style-name="Standard"><text:tab/>Rede de Selva</text:p>
      <text:p text:style-name="Standard">Cosinha:</text:p>
      <text:p text:style-name="Standard"><text:tab/>Fogão + Gás</text:p>
      <text:p text:style-name="Standard"><text:tab/>Panela</text:p>
      <text:p text:style-name="Standard"><text:tab/>Talher (faca + colher)</text:p>
      <text:p text:style-name="Standard"><text:tab/>Prato</text:p>
      <text:p text:style-name="Standard"><text:tab/>Copo</text:p>
      <text:p text:style-name="Standard"><text:tab/>Bombril + Esponja + Detergente</text:p>
      <text:p text:style-name="Standard"><text:tab/>Pano</text:p>
      <text:p text:style-name="Standard">Roupas:</text:p>
      <text:p text:style-name="Standard"><text:tab/>Chinelo</text:p>
      <text:p text:style-name="Standard"><text:tab/>2 Bermudas</text:p>
      <text:p text:style-name="Standard"><text:tab/>2 Calsão</text:p>
      <text:p text:style-name="Standard"><text:tab/>3 Camisas</text:p>
      <text:p text:style-name="Standard"><text:tab/>100 Mêias</text:p>
      <text:p text:style-name="Standard"><text:tab/>Abrigo + Moleton</text:p>
      <text:p text:style-name="Standard"><text:tab/>Capa Chuva</text:p>
      <text:p text:style-name="Standard"><text:tab/>Tênis</text:p>
      <text:p text:style-name="Standard"><text:tab/>Boné</text:p>
      <text:p text:style-name="Standard"><text:tab/>Botas</text:p>
      <text:p text:style-name="P5">Lista Reduzida: 14.170g</text:p>
      <text:p text:style-name="P1"/>
      <text:p text:style-name="Standard">Êcas: 2.300g</text:p>
      <text:p text:style-name="Standard"><text:tab/>Mochila: 1.000g</text:p>
      <text:p text:style-name="Standard"><text:tab/>Polchete: 800g</text:p>
      <text:p text:style-name="Standard"><text:tab/><text:tab/>Cantil</text:p>
      <text:p text:style-name="Standard"><text:tab/><text:tab/>Bússola</text:p>
      <text:p text:style-name="Standard"><text:tab/><text:tab/>Caneta</text:p>
      <text:p text:style-name="Standard"><text:tab/><text:tab/>Isquero</text:p>
      <text:p text:style-name="Standard"><text:tab/><text:tab/>Canivete</text:p>
      <text:p text:style-name="Standard"><text:tab/><text:tab/>Cortador de Unha</text:p>
      <text:p text:style-name="Standard"><text:tab/><text:tab/>Binóculo: 300g</text:p>
      <text:p text:style-name="P7"><text:tab/>Mapa (carta topográfica)</text:p>
      <text:p text:style-name="Standard"><text:tab/>Cacarecos: 500g</text:p>
      <text:p text:style-name="Standard"><text:tab/><text:tab/>Lanterna Pequena + pilha</text:p>
      <text:p text:style-name="Standard"><text:tab/><text:tab/>Cordinha</text:p>
      <text:p text:style-name="Standard"><text:tab/><text:tab/>Vela “Cometa” = 5h</text:p>
      <text:p text:style-name="Standard"><text:tab/><text:tab/>Ficha Telephônica</text:p>
      <text:p text:style-name="Standard"><text:tab/><text:tab/>Saco Plástico</text:p>
      <text:p text:style-name="Standard">Remédio: 300g</text:p>
      <text:p text:style-name="Standard"><text:tab/>Bandaid</text:p>
      <text:p text:style-name="Standard"><text:tab/>Neomicina</text:p>
      <text:p text:style-name="Standard"><text:tab/>Mentiolate</text:p>
      <text:p text:style-name="Standard"><text:tab/>Esparadrapo</text:p>
      <text:p text:style-name="Standard"><text:tab/>Pildra de Cloro</text:p>
      <text:p text:style-name="Standard"><text:tab/>PenVoral</text:p>
      <text:p text:style-name="Standard"><text:tab/>Hipoglós</text:p>
      <text:p text:style-name="Standard"><text:tab/>Agúlia + Pinça</text:p>
      <text:p text:style-name="Standard"><text:tab/>Bronseador</text:p>
      <text:p text:style-name="Standard"><text:tab/>Posinho Anaseptil</text:p>
      <text:p text:style-name="Standard"><text:tab/>Fio Dental</text:p>
      <text:p text:style-name="Standard"><text:tab/>Repelente de Mosquitos</text:p>
      <text:p text:style-name="Standard">Higiene: 200g</text:p>
      <text:p text:style-name="Standard"><text:tab/>Papel Higienico</text:p>
      <text:p text:style-name="Standard"><text:tab/>Escova de Dente + Pasta</text:p>
      <text:p text:style-name="Standard"><text:tab/>Barbeador + Lâminas</text:p>
      <text:p text:style-name="Standard"><text:tab/>Sabonete</text:p>
      <text:p text:style-name="Standard"><text:tab/>Tampão de ouvido</text:p>
      <text:p text:style-name="Standard"><text:tab/><text:span text:style-name="T3">Camisinha</text:span></text:p>
      <text:p text:style-name="Standard"/>
      <text:p text:style-name="P3">Comida: 2.000g</text:p>
      <text:p text:style-name="P7">Rango: 1.00g</text:p>
      <text:p text:style-name="P7"><text:tab/>Salame Perdigão</text:p>
      <text:p text:style-name="P7"><text:tab/><text:tab/>Sopão</text:p>
      <text:p text:style-name="Standard"><text:tab/><text:tab/>Miojo</text:p>
      <text:p text:style-name="P7"><text:tab/>Knor</text:p>
      <text:p text:style-name="P7"><text:tab/>Café: 500g</text:p>
      <text:p text:style-name="Standard"><text:tab/><text:tab/>Leite em Pó</text:p>
      <text:p text:style-name="Standard"><text:tab/><text:tab/>Muesley</text:p>
      <text:p text:style-name="Standard"><text:tab/><text:tab/>Pão</text:p>
      <text:p text:style-name="Standard"><text:tab/>Tarde: 500g</text:p>
      <text:p text:style-name="Standard"><text:tab/><text:tab/>Mumú</text:p>
      <text:p text:style-name="Standard"><text:tab/><text:tab/>Bolacha</text:p>
      <text:p text:style-name="Standard"><text:tab/><text:tab/>Bala</text:p>
      <text:p text:style-name="Standard">Barraca: 6.050g</text:p>
      <text:p text:style-name="Standard"><text:tab/>Barraca: 3.700g</text:p>
      <text:p text:style-name="Standard"><text:tab/>Saco de Dormir: 2.000g</text:p>
      <text:p text:style-name="Standard"><text:tab/>Isolante Térmico: 350g</text:p>
      <text:p text:style-name="Standard">Cosinha: 1.320g</text:p>
      <text:p text:style-name="Standard"><text:tab/>Fogão + Gás: 850g</text:p>
      <text:p text:style-name="Standard"><text:tab/>Panela</text:p>
      <text:p text:style-name="Standard"><text:tab/>Talher (faca + colher)</text:p>
      <text:p text:style-name="Standard"><text:tab/>Prato</text:p>
      <text:p text:style-name="Standard"><text:tab/>Copo</text:p>
      <text:p text:style-name="Standard"><text:tab/>Bombril</text:p>
      <text:p text:style-name="Standard">Roupas: 2.000g</text:p>
      <text:p text:style-name="Standard"><text:tab/>?. Chinelo: 340g (n.i.)</text:p>
      <text:p text:style-name="Standard"><text:tab/>1 Bermuda</text:p>
      <text:p text:style-name="Standard"><text:tab/>1 Calsão</text:p>
      <text:p text:style-name="Standard"><text:tab/>3 Camisas</text:p>
      <text:p text:style-name="Standard"><text:tab/>100 Mêias</text:p>
      <text:p text:style-name="Standard"><text:tab/>Abrigo + Moleton: 500+500g</text:p>
      <text:p text:style-name="Standard"><text:tab/>Capa Chuva: 700g</text:p>
      <text:p text:style-name="Standard"><text:tab/>Boné</text:p>
      <text:p text:style-name="Standard"><text:tab/>Botas: 1.400g (n.i.)</text:p>
      <text:p text:style-name="P6"><text:span text:style-name="T1">Cada um na sua:</text:span></text:p>
      <text:p text:style-name="Standard"><text:span text:style-name="T1"/></text:p>
      <text:p text:style-name="Standard"><text:span text:style-name="T1">Sozinho</text:span>: 14.170g</text:p>
      <text:p text:style-name="P7">Mochila: 1.000g</text:p>
      <text:p text:style-name="P7">Isolante: 350g</text:p>
      <text:p text:style-name="P7">Barraca: 3.700g</text:p>
      <text:p text:style-name="P7">Saco Dormir: 2.000g</text:p>
      <text:p text:style-name="P7">Fogão: 850g</text:p>
      <text:p text:style-name="P7">Panelas: 470g</text:p>
      <text:p text:style-name="P7">Comida: 1.500g + Café: 500g</text:p>
      <text:p text:style-name="P7">Roupas: 2.000g</text:p>
      <text:p text:style-name="P7">Remédios: 300g</text:p>
      <text:p text:style-name="P7">Higiene: 200g</text:p>
      <text:p text:style-name="P7">Polchete: 500g + Binóculo: 300g</text:p>
      <text:p text:style-name="P7"/>
      <text:p text:style-name="P7"/>
      <text:p text:style-name="P7"/>
      <text:p text:style-name="Standard"><text:span text:style-name="T2">Muié</text:span>: 5.150g</text:p>
      <text:p text:style-name="Standard"><text:tab/>Mochila: 1.000g</text:p>
      <text:p text:style-name="Standard"><text:tab/>Isolanta: 350g</text:p>
      <text:p text:style-name="Standard"><text:tab/>Saco de Dormir: 1.800g</text:p>
      <text:p text:style-name="Standard"/>
      <text:p text:style-name="Standard"/>
      <text:p text:style-name="Standard"/>
      <text:p text:style-name="Standard"><text:span text:style-name="T1">Equipo de Alpinismo</text:span>: 8.500g</text:p>
      <text:p text:style-name="Standard"><text:tab/>Corda: 4.700g</text:p>
      <text:p text:style-name="P4"><text:span text:style-name="T1">Dividindo:</text:span></text:p>
      <text:p text:style-name="Standard"><text:span text:style-name="T1"/></text:p>
      <text:p text:style-name="Standard"><text:span text:style-name="T1">Eu</text:span>: 10.850g</text:p>
      <text:p text:style-name="Standard"><text:tab/>Mochila: 1000g</text:p>
      <text:p text:style-name="Standard"><text:tab/>Barraca: 3.700g</text:p>
      <text:p text:style-name="Standard"><text:tab/>Saco Dormir: 2.000g</text:p>
      <text:p text:style-name="Standard"><text:tab/>Isolante: 350g</text:p>
      <text:p text:style-name="Standard"><text:tab/>Roupas: 2.000g</text:p>
      <text:p text:style-name="Standard"><text:tab/>Remédios: 300g</text:p>
      <text:p text:style-name="Standard"><text:tab/>Higiene: 200g</text:p>
      <text:p text:style-name="Standard"><text:tab/>Cacarecos: 500g</text:p>
      <text:p text:style-name="Standard"><text:tab/>Binóculo: 300g</text:p>
      <text:p text:style-name="Standard"><text:tab/>Polchete: 500g</text:p>
      <text:p text:style-name="Standard"/>
      <text:p text:style-name="Standard"/>
      <text:p text:style-name="Standard"/>
      <text:p text:style-name="Standard"/>
      <text:p text:style-name="P2"><text:span text:style-name="T2">Muié</text:span>: 8.470g</text:p>
      <text:p text:style-name="Standard"><text:tab/>Mochila: 1.000g</text:p>
      <text:p text:style-name="Standard"><text:tab/>Isolante: 350g</text:p>
      <text:p text:style-name="Standard"><text:tab/>Fogão: 850g</text:p>
      <text:p text:style-name="Standard"><text:tab/>Panelas: 470g</text:p>
      <text:p text:style-name="Standard"><text:tab/>Comida: 1.500g</text:p>
      <text:p text:style-name="Standard"><text:tab/>Café: 500g</text:p>
      <text:p text:style-name="Standard"><text:tab/>Roupas: 2.000g</text:p>
      <text:p text:style-name="Standard"><text:tab/>Saco Dormir: 1.800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2.501cm" fo:margin-right="2.501cm" style:writing-mode="lr-tb" style:footnote-max-height="0cm">
        <style:columns fo:column-count="2" fo:column-gap="1.249cm">
          <style:column style:rel-width="32767*" fo:start-indent="0cm" fo:end-indent="0.624cm"/>
          <style:column style:rel-width="32767*" fo:start-indent="0.62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Êcas:</dc:title>
    <meta:initial-creator>Eduardo do Valle Simões</meta:initial-creator>
    <meta:creation-date>1996-04-17T12:24:00</meta:creation-date>
    <dc:date>2018-05-28T21:48:25.649883979</dc:date>
    <meta:editing-cycles>12</meta:editing-cycles>
    <meta:editing-duration>PT1H12M52S</meta:editing-duration>
    <meta:document-statistic meta:table-count="0" meta:image-count="0" meta:object-count="0" meta:page-count="3" meta:paragraph-count="210" meta:word-count="426" meta:character-count="2788" meta:non-whitespace-character-count="2376"/>
    <meta:generator>LibreOffice/6.0.3.2$Linux_X86_64 LibreOffice_project/00m0$Build-2</meta:generator>
  </office:meta>
</office:document-meta>
</file>